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0mm" svg:y="133mm">
            <draw:object draw:notify-on-update-of-ranges="Arkusz1.C2:Arkusz1.C22 Arkusz1.D2:Arkusz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73.18mm" svg:y="130.42mm">
            <draw:object draw:notify-on-update-of-ranges="Arkusz1.H8:Arkusz1.H27 Arkusz1.I8:Arkusz1.I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R = 820 om</text:p>
          </table:table-cell>
          <table:table-cell table:number-columns-repeated="2"/>
          <table:table-cell office:value-type="string" calcext:value-type="string">
            <text:p>I = U/R [mA]</text:p>
          </table:table-cell>
          <table:table-cell/>
          <table:table-cell office:value-type="string" calcext:value-type="string">
            <text:p>Dioda &gt;&gt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5.027" calcext:value-type="float">
            <text:p>-5,027</text:p>
          </table:table-cell>
          <table:table-cell table:formula="of:=([.C2]/820)" office:value-type="float" office:value="-0.00613048780487805" calcext:value-type="float">
            <text:p>-0,00613048780487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.077" calcext:value-type="float">
            <text:p>-5,077</text:p>
          </table:table-cell>
          <table:table-cell table:formula="of:=[.G2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4.5" calcext:value-type="float">
            <text:p>-4,5</text:p>
          </table:table-cell>
          <table:table-cell office:value-type="float" office:value="-4.542" calcext:value-type="float">
            <text:p>-4,542</text:p>
          </table:table-cell>
          <table:table-cell table:formula="of:=([.C3]/820)" office:value-type="float" office:value="-0.0055390243902439" calcext:value-type="float">
            <text:p>-0,005539024390244</text:p>
          </table:table-cell>
          <table:table-cell/>
          <table:table-cell office:value-type="float" office:value="-4.5" calcext:value-type="float">
            <text:p>-4,5</text:p>
          </table:table-cell>
          <table:table-cell office:value-type="float" office:value="0" calcext:value-type="float">
            <text:p>0</text:p>
          </table:table-cell>
          <table:table-cell office:value-type="float" office:value="-4.55" calcext:value-type="float">
            <text:p>-4,55</text:p>
          </table:table-cell>
          <table:table-cell table:formula="of:=[.G3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4.048" calcext:value-type="float">
            <text:p>-4,048</text:p>
          </table:table-cell>
          <table:table-cell table:formula="of:=([.C4]/820)" office:value-type="float" office:value="-0.00493658536585366" calcext:value-type="float">
            <text:p>-0,00493658536585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.067" calcext:value-type="float">
            <text:p>-4,067</text:p>
          </table:table-cell>
          <table:table-cell table:formula="of:=[.G4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3.5" calcext:value-type="float">
            <text:p>-3,5</text:p>
          </table:table-cell>
          <table:table-cell office:value-type="float" office:value="-3.567" calcext:value-type="float">
            <text:p>-3,567</text:p>
          </table:table-cell>
          <table:table-cell table:formula="of:=([.C5]/820)" office:value-type="float" office:value="-0.00435" calcext:value-type="float">
            <text:p>-0,00435</text:p>
          </table:table-cell>
          <table:table-cell/>
          <table:table-cell office:value-type="float" office:value="-3.5" calcext:value-type="float">
            <text:p>-3,5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,6</text:p>
          </table:table-cell>
          <table:table-cell table:formula="of:=[.G5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3.066" calcext:value-type="float">
            <text:p>-3,066</text:p>
          </table:table-cell>
          <table:table-cell table:formula="of:=([.C6]/820)" office:value-type="float" office:value="-0.0037390243902439" calcext:value-type="float">
            <text:p>-0,0037390243902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.107" calcext:value-type="float">
            <text:p>-3,107</text:p>
          </table:table-cell>
          <table:table-cell table:formula="of:=[.G6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2.5" calcext:value-type="float">
            <text:p>-2,5</text:p>
          </table:table-cell>
          <table:table-cell office:value-type="float" office:value="-2.572" calcext:value-type="float">
            <text:p>-2,572</text:p>
          </table:table-cell>
          <table:table-cell table:formula="of:=([.C7]/820)" office:value-type="float" office:value="-0.00313658536585366" calcext:value-type="float">
            <text:p>-0,003136585365854</text:p>
          </table:table-cell>
          <table:table-cell/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office:value-type="float" office:value="-2.533" calcext:value-type="float">
            <text:p>-2,533</text:p>
          </table:table-cell>
          <table:table-cell table:formula="of:=[.G7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2.02" calcext:value-type="float">
            <text:p>-2,02</text:p>
          </table:table-cell>
          <table:table-cell table:formula="of:=([.C8]/820)" office:value-type="float" office:value="-0.00246341463414634" calcext:value-type="float">
            <text:p>-0,00246341463414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.102" calcext:value-type="float">
            <text:p>-2,102</text:p>
          </table:table-cell>
          <table:table-cell table:formula="of:=[.G8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office:value-type="float" office:value="-1.597" calcext:value-type="float">
            <text:p>-1,597</text:p>
          </table:table-cell>
          <table:table-cell table:formula="of:=([.C9]/820)" office:value-type="float" office:value="-0.00194756097560976" calcext:value-type="float">
            <text:p>-0,00194756097561</text:p>
          </table:table-cell>
          <table:table-cell/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-1.616" calcext:value-type="float">
            <text:p>-1,616</text:p>
          </table:table-cell>
          <table:table-cell table:formula="of:=[.G9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1.091" calcext:value-type="float">
            <text:p>-1,091</text:p>
          </table:table-cell>
          <table:table-cell table:formula="of:=([.C10]/820)" office:value-type="float" office:value="-0.00133048780487805" calcext:value-type="float">
            <text:p>-0,00133048780487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087" calcext:value-type="float">
            <text:p>-1,087</text:p>
          </table:table-cell>
          <table:table-cell table:formula="of:=[.G10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office:value-type="float" office:value="-0.575" calcext:value-type="float">
            <text:p>-0,575</text:p>
          </table:table-cell>
          <table:table-cell table:formula="of:=([.C11]/820)" office:value-type="float" office:value="-0.000701219512195122" calcext:value-type="float">
            <text:p>-0,000701219512195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-0.545" calcext:value-type="float">
            <text:p>-0,545</text:p>
          </table:table-cell>
          <table:table-cell table:formula="of:=[.G11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formula="of:=([.C12]/820)" office:value-type="float" office:value="0.00000487804878048781" calcext:value-type="float">
            <text:p>4,87804878048781E-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formula="of:=[.G12]/82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66" calcext:value-type="float">
            <text:p>0,566</text:p>
          </table:table-cell>
          <table:table-cell table:formula="of:=([.C13]/820)" office:value-type="float" office:value="0.000690243902439024" calcext:value-type="float">
            <text:p>0,00069024390243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268" calcext:value-type="float">
            <text:p>0,268</text:p>
          </table:table-cell>
          <table:table-cell table:formula="of:=[.G13]/820" office:value-type="float" office:value="0.00000121951219512195" calcext:value-type="float">
            <text:p>1,21951219512195E-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16" calcext:value-type="float">
            <text:p>1,116</text:p>
          </table:table-cell>
          <table:table-cell table:formula="of:=([.C14]/820)" office:value-type="float" office:value="0.0013609756097561" calcext:value-type="float">
            <text:p>0,001360975609756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012" calcext:value-type="float">
            <text:p>0,012</text:p>
          </table:table-cell>
          <table:table-cell office:value-type="float" office:value="0.414" calcext:value-type="float">
            <text:p>0,414</text:p>
          </table:table-cell>
          <table:table-cell table:formula="of:=[.G14]/820" office:value-type="float" office:value="0.0000146341463414634" calcext:value-type="float">
            <text:p>1,46341463414634E-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525" calcext:value-type="float">
            <text:p>1,525</text:p>
          </table:table-cell>
          <table:table-cell table:formula="of:=([.C15]/820)" office:value-type="float" office:value="0.00185975609756098" calcext:value-type="float">
            <text:p>0,001859756097561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162" calcext:value-type="float">
            <text:p>0,162</text:p>
          </table:table-cell>
          <table:table-cell office:value-type="float" office:value="0.539" calcext:value-type="float">
            <text:p>0,539</text:p>
          </table:table-cell>
          <table:table-cell table:formula="of:=[.G15]/820" office:value-type="float" office:value="0.000197560975609756" calcext:value-type="float">
            <text:p>0,000197560975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11" calcext:value-type="float">
            <text:p>2,111</text:p>
          </table:table-cell>
          <table:table-cell table:formula="of:=([.C16]/820)" office:value-type="float" office:value="0.00257439024390244" calcext:value-type="float">
            <text:p>0,002574390243902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284" calcext:value-type="float">
            <text:p>0,284</text:p>
          </table:table-cell>
          <table:table-cell office:value-type="float" office:value="0.564" calcext:value-type="float">
            <text:p>0,564</text:p>
          </table:table-cell>
          <table:table-cell table:formula="of:=[.G16]/820" office:value-type="float" office:value="0.000346341463414634" calcext:value-type="float">
            <text:p>0,0003463414634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2.584" calcext:value-type="float">
            <text:p>2,584</text:p>
          </table:table-cell>
          <table:table-cell table:formula="of:=([.C17]/820)" office:value-type="float" office:value="0.00315121951219512" calcext:value-type="float">
            <text:p>0,003151219512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6" calcext:value-type="float">
            <text:p>0,496</text:p>
          </table:table-cell>
          <table:table-cell office:value-type="float" office:value="0.59" calcext:value-type="float">
            <text:p>0,59</text:p>
          </table:table-cell>
          <table:table-cell table:formula="of:=[.G17]/820" office:value-type="float" office:value="0.000604878048780488" calcext:value-type="float">
            <text:p>0,000604878048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67" calcext:value-type="float">
            <text:p>3,067</text:p>
          </table:table-cell>
          <table:table-cell table:formula="of:=([.C18]/820)" office:value-type="float" office:value="0.00374024390243902" calcext:value-type="float">
            <text:p>0,00374024390243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0.704" calcext:value-type="float">
            <text:p>0,704</text:p>
          </table:table-cell>
          <table:table-cell office:value-type="float" office:value="0.606" calcext:value-type="float">
            <text:p>0,606</text:p>
          </table:table-cell>
          <table:table-cell table:formula="of:=[.G18]/820" office:value-type="float" office:value="0.000858536585365854" calcext:value-type="float">
            <text:p>0,0008585365853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.597" calcext:value-type="float">
            <text:p>3,597</text:p>
          </table:table-cell>
          <table:table-cell table:formula="of:=([.C19]/820)" office:value-type="float" office:value="0.00438658536585366" calcext:value-type="float">
            <text:p>0,004386585365854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0.876" calcext:value-type="float">
            <text:p>0,876</text:p>
          </table:table-cell>
          <table:table-cell office:value-type="float" office:value="0.617" calcext:value-type="float">
            <text:p>0,617</text:p>
          </table:table-cell>
          <table:table-cell table:formula="of:=[.G19]/820" office:value-type="float" office:value="0.00106829268292683" calcext:value-type="float">
            <text:p>0,0010682926829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086" calcext:value-type="float">
            <text:p>4,086</text:p>
          </table:table-cell>
          <table:table-cell table:formula="of:=([.C20]/820)" office:value-type="float" office:value="0.00498292682926829" calcext:value-type="float">
            <text:p>0,004982926829268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0.97" calcext:value-type="float">
            <text:p>0,97</text:p>
          </table:table-cell>
          <table:table-cell office:value-type="float" office:value="0.621" calcext:value-type="float">
            <text:p>0,621</text:p>
          </table:table-cell>
          <table:table-cell table:formula="of:=[.G20]/820" office:value-type="float" office:value="0.00118292682926829" calcext:value-type="float">
            <text:p>0,00118292682926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4.53" calcext:value-type="float">
            <text:p>4,53</text:p>
          </table:table-cell>
          <table:table-cell table:formula="of:=([.C21]/820)" office:value-type="float" office:value="0.00552439024390244" calcext:value-type="float">
            <text:p>0,005524390243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45" calcext:value-type="float">
            <text:p>1,445</text:p>
          </table:table-cell>
          <table:table-cell office:value-type="float" office:value="0.64" calcext:value-type="float">
            <text:p>0,64</text:p>
          </table:table-cell>
          <table:table-cell table:formula="of:=[.G21]/820" office:value-type="float" office:value="0.00176219512195122" calcext:value-type="float">
            <text:p>0,00176219512195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027" calcext:value-type="float">
            <text:p>5,027</text:p>
          </table:table-cell>
          <table:table-cell table:formula="of:=([.C22]/820)" office:value-type="float" office:value="0.00613048780487805" calcext:value-type="float">
            <text:p>0,006130487804878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907" calcext:value-type="float">
            <text:p>1,907</text:p>
          </table:table-cell>
          <table:table-cell office:value-type="float" office:value="0.653" calcext:value-type="float">
            <text:p>0,653</text:p>
          </table:table-cell>
          <table:table-cell table:formula="of:=[.G22]/820" office:value-type="float" office:value="0.00232560975609756" calcext:value-type="float">
            <text:p>0,00232560975609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.446" calcext:value-type="float">
            <text:p>2,446</text:p>
          </table:table-cell>
          <table:table-cell office:value-type="float" office:value="0.665" calcext:value-type="float">
            <text:p>0,665</text:p>
          </table:table-cell>
          <table:table-cell table:formula="of:=[.G23]/820" office:value-type="float" office:value="0.00298292682926829" calcext:value-type="float">
            <text:p>0,00298292682926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2.879" calcext:value-type="float">
            <text:p>2,879</text:p>
          </table:table-cell>
          <table:table-cell office:value-type="float" office:value="0.672" calcext:value-type="float">
            <text:p>0,672</text:p>
          </table:table-cell>
          <table:table-cell table:formula="of:=[.G24]/820" office:value-type="float" office:value="0.0035109756097561" calcext:value-type="float">
            <text:p>0,003510975609756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.339" calcext:value-type="float">
            <text:p>3,339</text:p>
          </table:table-cell>
          <table:table-cell office:value-type="float" office:value="0.679" calcext:value-type="float">
            <text:p>0,679</text:p>
          </table:table-cell>
          <table:table-cell table:formula="of:=[.G25]/820" office:value-type="float" office:value="0.00407195121951219" calcext:value-type="float">
            <text:p>0,00407195121951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4.5" calcext:value-type="float">
            <text:p>4,5</text:p>
          </table:table-cell>
          <table:table-cell office:value-type="float" office:value="3.921" calcext:value-type="float">
            <text:p>3,921</text:p>
          </table:table-cell>
          <table:table-cell office:value-type="float" office:value="0.687" calcext:value-type="float">
            <text:p>0,687</text:p>
          </table:table-cell>
          <table:table-cell table:formula="of:=[.G26]/820" office:value-type="float" office:value="0.00478170731707317" calcext:value-type="float">
            <text:p>0,00478170731707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.414" calcext:value-type="float">
            <text:p>4,414</text:p>
          </table:table-cell>
          <table:table-cell office:value-type="float" office:value="0.692" calcext:value-type="float">
            <text:p>0,692</text:p>
          </table:table-cell>
          <table:table-cell table:formula="of:=[.G27]/820" office:value-type="float" office:value="0.00538292682926829" calcext:value-type="float">
            <text:p>0,005382926829268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2:21:55.049000000</meta:creation-date>
    <dc:date>2019-04-11T12:45:41.761000000</dc:date>
    <meta:editing-duration>PT1M24S</meta:editing-duration>
    <meta:editing-cycles>1</meta:editing-cycles>
    <meta:document-statistic meta:table-count="1" meta:cell-count="172" meta:object-count="2"/>
    <meta:generator>LibreOffice/6.1.4.2$Windows_x86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1.C2:Arkusz1.D22" svg:x="0.32cm" svg:y="0.18cm" svg:width="12.912cm" svg:height="8.64cm">
          <chartooo:coordinate-region svg:x="0.466cm" svg:y="0.379cm" svg:width="12.67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D2:Arkusz1.D22" chart:class="chart:scatter">
            <chart:domain table:cell-range-address="Arkusz1.C2:Arkusz1.C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027">
                <text:p>-5.027</text:p>
                <draw:g>
                  <svg:desc>Arkusz1.C2:Arkusz1.C22</svg:desc>
                </draw:g>
              </table:table-cell>
              <table:table-cell office:value-type="float" office:value="-0.00613048780487805">
                <text:p>-0.00613048780487805</text:p>
                <draw:g>
                  <svg:desc>Arkusz1.D2:Arkusz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542">
                <text:p>-4.542</text:p>
              </table:table-cell>
              <table:table-cell office:value-type="float" office:value="-0.0055390243902439">
                <text:p>-0.005539024390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048">
                <text:p>-4.048</text:p>
              </table:table-cell>
              <table:table-cell office:value-type="float" office:value="-0.00493658536585366">
                <text:p>-0.00493658536585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67">
                <text:p>-3.567</text:p>
              </table:table-cell>
              <table:table-cell office:value-type="float" office:value="-0.00435">
                <text:p>-0.00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066">
                <text:p>-3.066</text:p>
              </table:table-cell>
              <table:table-cell office:value-type="float" office:value="-0.0037390243902439">
                <text:p>-0.003739024390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72">
                <text:p>-2.572</text:p>
              </table:table-cell>
              <table:table-cell office:value-type="float" office:value="-0.00313658536585366">
                <text:p>-0.00313658536585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02">
                <text:p>-2.02</text:p>
              </table:table-cell>
              <table:table-cell office:value-type="float" office:value="-0.00246341463414634">
                <text:p>-0.00246341463414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97">
                <text:p>-1.597</text:p>
              </table:table-cell>
              <table:table-cell office:value-type="float" office:value="-0.00194756097560976">
                <text:p>-0.0019475609756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91">
                <text:p>-1.091</text:p>
              </table:table-cell>
              <table:table-cell office:value-type="float" office:value="-0.00133048780487805">
                <text:p>-0.00133048780487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75">
                <text:p>-0.575</text:p>
              </table:table-cell>
              <table:table-cell office:value-type="float" office:value="-0.000701219512195122">
                <text:p>-0.000701219512195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0.00000487804878048781">
                <text:p>0.00000487804878048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6">
                <text:p>0.566</text:p>
              </table:table-cell>
              <table:table-cell office:value-type="float" office:value="0.000690243902439024">
                <text:p>0.000690243902439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">
                <text:p>1.116</text:p>
              </table:table-cell>
              <table:table-cell office:value-type="float" office:value="0.0013609756097561">
                <text:p>0.0013609756097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5">
                <text:p>1.525</text:p>
              </table:table-cell>
              <table:table-cell office:value-type="float" office:value="0.00185975609756098">
                <text:p>0.00185975609756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1">
                <text:p>2.111</text:p>
              </table:table-cell>
              <table:table-cell office:value-type="float" office:value="0.00257439024390244">
                <text:p>0.0025743902439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84">
                <text:p>2.584</text:p>
              </table:table-cell>
              <table:table-cell office:value-type="float" office:value="0.00315121951219512">
                <text:p>0.00315121951219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67">
                <text:p>3.067</text:p>
              </table:table-cell>
              <table:table-cell office:value-type="float" office:value="0.00374024390243902">
                <text:p>0.00374024390243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97">
                <text:p>3.597</text:p>
              </table:table-cell>
              <table:table-cell office:value-type="float" office:value="0.00438658536585366">
                <text:p>0.00438658536585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86">
                <text:p>4.086</text:p>
              </table:table-cell>
              <table:table-cell office:value-type="float" office:value="0.00498292682926829">
                <text:p>0.00498292682926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3">
                <text:p>4.53</text:p>
              </table:table-cell>
              <table:table-cell office:value-type="float" office:value="0.00552439024390244">
                <text:p>0.00552439024390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027">
                <text:p>5.027</text:p>
              </table:table-cell>
              <table:table-cell office:value-type="float" office:value="0.00613048780487805">
                <text:p>0.00613048780487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683cm" svg:y="4.203cm" style:legend-expansion="high" chart:style-name="ch2"/>
        <chart:plot-area chart:style-name="ch3" table:cell-range-address="Arkusz1.H8:Arkusz1.I27" svg:x="0.319cm" svg:y="0.18cm" svg:width="13.045cm" svg:height="8.645cm">
          <chartooo:coordinate-region svg:x="0.61cm" svg:y="0.38cm" svg:width="12.6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I8:Arkusz1.I27" chart:class="chart:scatter">
            <chart:domain table:cell-range-address="Arkusz1.H8:Arkusz1.H27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102">
                <text:p>-2.102</text:p>
                <draw:g>
                  <svg:desc>Arkusz1.H8:Arkusz1.H27</svg:desc>
                </draw:g>
              </table:table-cell>
              <table:table-cell office:value-type="float" office:value="0">
                <text:p>0</text:p>
                <draw:g>
                  <svg:desc>Arkusz1.I8:Arkusz1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16">
                <text:p>-1.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87">
                <text:p>-1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45">
                <text:p>-0.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">
                <text:p>0.268</text:p>
              </table:table-cell>
              <table:table-cell office:value-type="float" office:value="0.00000121951219512195">
                <text:p>0.00000121951219512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4">
                <text:p>0.414</text:p>
              </table:table-cell>
              <table:table-cell office:value-type="float" office:value="0.0000146341463414634">
                <text:p>0.0000146341463414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9">
                <text:p>0.539</text:p>
              </table:table-cell>
              <table:table-cell office:value-type="float" office:value="0.000197560975609756">
                <text:p>0.000197560975609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4">
                <text:p>0.564</text:p>
              </table:table-cell>
              <table:table-cell office:value-type="float" office:value="0.000346341463414634">
                <text:p>0.000346341463414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00604878048780488">
                <text:p>0.000604878048780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">
                <text:p>0.606</text:p>
              </table:table-cell>
              <table:table-cell office:value-type="float" office:value="0.000858536585365854">
                <text:p>0.000858536585365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7">
                <text:p>0.617</text:p>
              </table:table-cell>
              <table:table-cell office:value-type="float" office:value="0.00106829268292683">
                <text:p>0.00106829268292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">
                <text:p>0.621</text:p>
              </table:table-cell>
              <table:table-cell office:value-type="float" office:value="0.00118292682926829">
                <text:p>0.001182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">
                <text:p>0.64</text:p>
              </table:table-cell>
              <table:table-cell office:value-type="float" office:value="0.00176219512195122">
                <text:p>0.00176219512195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3">
                <text:p>0.653</text:p>
              </table:table-cell>
              <table:table-cell office:value-type="float" office:value="0.00232560975609756">
                <text:p>0.00232560975609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5">
                <text:p>0.665</text:p>
              </table:table-cell>
              <table:table-cell office:value-type="float" office:value="0.00298292682926829">
                <text:p>0.00298292682926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2">
                <text:p>0.672</text:p>
              </table:table-cell>
              <table:table-cell office:value-type="float" office:value="0.0035109756097561">
                <text:p>0.0035109756097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9">
                <text:p>0.679</text:p>
              </table:table-cell>
              <table:table-cell office:value-type="float" office:value="0.00407195121951219">
                <text:p>0.00407195121951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7">
                <text:p>0.687</text:p>
              </table:table-cell>
              <table:table-cell office:value-type="float" office:value="0.00478170731707317">
                <text:p>0.00478170731707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2">
                <text:p>0.692</text:p>
              </table:table-cell>
              <table:table-cell office:value-type="float" office:value="0.00538292682926829">
                <text:p>0.005382926829268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